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RANCCA LIMACHI, ALEX JHIMY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EM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HUARANCCA LIMACHI, ALEX JHIMY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7255073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IGUEL TORRE, CARINA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7686848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9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47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47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6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1T18:11:4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